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artzJobScheduler.addJob( final String name , final JobDataMap jobDataMap , final Trigger trigger , final boolean canRunConcurrently , final Parameters params , final Map object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QuartzThreadPool.QuartzThreadPool( final ThreadPool 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uartzJobSchedule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ThreadPool.runInThread( final Runnable jo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uartzJobScheduler.fireJob( final String jobro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QuartzJobScheduler.createThreadPool( final Configuration pool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QuartzJobScheduler.getJobSchedulerEntry( String job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uartzJobScheduler.initDataMap( JobDataMap jobDataMap , String jobName , boolean concurent , Parameters params , Map objec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QuartzJobScheduler.createJob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JobScheduler.fireJob( final Object job , final Parameters params , final Map objec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uartzJobScheduler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uartzJobScheduler.initializ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QuartzJobScheduler.createJobStore( String instanceName , String instanceID , final Configuration configuratio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QuartzJobScheduler.service( final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ThreadPool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QuartzJobScheduler.fireJobAt( final Date date , final String name , final Object job , final Parameters params , final Map 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artzJobScheduler.addJob( final String name , final Object job , final String cronSpec , final boolean canRunConcurrently , final Parameters params , final Map 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artzJobScheduler.createJobDetail( String name , JobDataMap jobData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artzJobScheduler.removeJob( final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QuartzJobScheduler.addJob( final String name , final JobDataMap jobDataMap , final Date date , final boolean canRunConcurrently , final Parameters params , final Map 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uartzJobScheduler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JobScheduler.dispo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QuartzJobScheduler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JobScheduler.createTriggers( final Configuration [ ] trigg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QuartzJobScheduler.addJob( final String name , final String jobrole , final String cronSpec , final boolean canRunConcurrently , final Parameters params , final Map 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artzJobScheduler.addJob( final String name , final JobDataMap jobDataMap , final String cronSpec , final boolean canRunConcurrently , final Parameters params , final Map objec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QuartzJobScheduler.fireJobAt( final Date date , final String name , final String jobrole , final Parameters params , final Map 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artzJobScheduler.fireJob( final Object jo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ThreadPool.getPool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JobScheduler.addJob( final String name , final Object job , final String cronSpec , final boolean canRunConcurrentl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uartzThreadPool.shutdown( final boolean waitForJobsToComple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JobScheduler.getJob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QuartzJobScheduler.fireJobAt( final Date date , final String name , final Object jo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JobScheduler.addPeriodicJob( String name , String jobrole , long period , boolean canRunConcurrently , Parameters params , Map 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QuartzJobScheduler.fireJob( final String name , final Object job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QuartzJobScheduler.addPeriodicJob( String name , Object job , long period , boolean canRunConcurrently , Parameters params , Map objec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QuartzJobScheduler.fireJobAt( final Date date , final String name , final String job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JobScheduler.fireJob( final String jobrole , final Parameters params , final Map objec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QuartzJobScheduler.configure( final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JobScheduler.addJob( final String name , final String jobrole , final String cronSpec , final boolean canRunConcurrent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